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.657cm" svg:height="7.463cm" svg:x="0cm" svg:y="23.985cm">
            <draw:object draw:notify-on-update-of-ranges="Planilha1.A2:Planilha1.A2 Planilha1.A3:Planilha1.A13 Planilha1.B2:Planilha1.B2 Planilha1.B3:Planilha1.B13 Planilha1.C2:Planilha1.C2 Planilha1.C3:Planilha1.C13 Planilha1.D2:Planilha1.D2 Planilha1.D3:Planilh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9cm" svg:height="7.598cm" svg:x="0cm" svg:y="31.421cm">
            <draw:object draw:notify-on-update-of-ranges="Planilha1.A14:Planilha1.A15 Planilha1.A16:Planilha1.A26 Planilha1.B14:Planilha1.B15 Planilha1.B16:Planilha1.B26 Planilha1.C14:Planilha1.C15 Planilha1.C16:Planilha1.C26 Planilha1.D14:Planilha1.D15 Planilha1.D16:Planilha1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39cm" svg:height="7.677cm" svg:x="0cm" svg:y="39.177cm">
            <draw:object draw:notify-on-update-of-ranges="Planilha1.A27:Planilha1.A28 Planilha1.A29:Planilha1.A39 Planilha1.B27:Planilha1.B28 Planilha1.B29:Planilha1.B39 Planilha1.C27:Planilha1.C28 Planilha1.C29:Planilha1.C39 Planilha1.D27:Planilha1.D28 Planilha1.D29:Planilha1.D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326cm" svg:height="7.331cm" svg:x="0cm" svg:y="46.907cm">
            <draw:object draw:notify-on-update-of-ranges="Planilha1.A40:Planilha1.A41 Planilha1.A42:Planilha1.A52 Planilha1.B40:Planilha1.B41 Planilha1.B42:Planilha1.B52 Planilha1.C40:Planilha1.C41 Planilha1.C42:Planilha1.C52 Planilha1.D40:Planilha1.D41 Planilha1.D42:Planilha1.D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lhor caso para compara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. Vetor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orme testado, aqui podemos perceb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r que no melhor dos casos, o algoritm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e se sai melhor é o de Inserção, comp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44850" calcext:value-type="float">
            <text:p>4485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ra bem menos que os outros send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79800" calcext:value-type="float">
            <text:p>798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uito eficiente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24750" calcext:value-type="float">
            <text:p>124750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79700" calcext:value-type="float">
            <text:p>179700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44650" calcext:value-type="float">
            <text:p>244650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319600" calcext:value-type="float">
            <text:p>319600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404550" calcext:value-type="float">
            <text:p>404550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99500" calcext:value-type="float">
            <text:p>499500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Pior caso para compara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. Vetor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qui vemos que não mudou nada em co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paração ao melhor dos casos, ou eu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ó tenha feito de forma errada, mas conf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44850" calcext:value-type="float">
            <text:p>4485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rme o resultado aqui obtido, o metod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79800" calcext:value-type="float">
            <text:p>798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e inserção continua sendo o melhor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24750" calcext:value-type="float">
            <text:p>124750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79700" calcext:value-type="float">
            <text:p>179700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244650" calcext:value-type="float">
            <text:p>244650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319600" calcext:value-type="float">
            <text:p>319600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404550" calcext:value-type="float">
            <text:p>404550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99500" calcext:value-type="float">
            <text:p>499500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string" calcext:value-type="string">
            <text:p>Pior caso para movimenta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. Vetor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a os piores casos, foi testado numer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6" calcext:value-type="float">
            <text:p>2496</text:p>
          </table:table-cell>
          <table:table-cell office:value-type="float" office:value="99" calcext:value-type="float">
            <text:p>99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totalmente aleatorios, onde o algoritmo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27" calcext:value-type="float">
            <text:p>9227</text:p>
          </table:table-cell>
          <table:table-cell office:value-type="float" office:value="199" calcext:value-type="float">
            <text:p>199</text:p>
          </table:table-cell>
          <table:table-cell office:value-type="float" office:value="10647" calcext:value-type="float">
            <text:p>10647</text:p>
          </table:table-cell>
          <table:table-cell office:value-type="string" calcext:value-type="string">
            <text:p>que obteve melhor resultado foi o seleçã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482" calcext:value-type="float">
            <text:p>23482</text:p>
          </table:table-cell>
          <table:table-cell office:value-type="float" office:value="299" calcext:value-type="float">
            <text:p>299</text:p>
          </table:table-cell>
          <table:table-cell office:value-type="float" office:value="23215" calcext:value-type="float">
            <text:p>23215</text:p>
          </table:table-cell>
          <table:table-cell office:value-type="string" calcext:value-type="string">
            <text:p>onde ele precisa de bem menos movime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80" calcext:value-type="float">
            <text:p>40180</text:p>
          </table:table-cell>
          <table:table-cell office:value-type="float" office:value="399" calcext:value-type="float">
            <text:p>399</text:p>
          </table:table-cell>
          <table:table-cell office:value-type="float" office:value="42321" calcext:value-type="float">
            <text:p>42321</text:p>
          </table:table-cell>
          <table:table-cell office:value-type="string" calcext:value-type="string">
            <text:p>tações para fazer a ordenação.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993" calcext:value-type="float">
            <text:p>64993</text:p>
          </table:table-cell>
          <table:table-cell office:value-type="float" office:value="499" calcext:value-type="float">
            <text:p>499</text:p>
          </table:table-cell>
          <table:table-cell office:value-type="float" office:value="62936" calcext:value-type="float">
            <text:p>6293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203" calcext:value-type="float">
            <text:p>90203</text:p>
          </table:table-cell>
          <table:table-cell office:value-type="float" office:value="599" calcext:value-type="float">
            <text:p>599</text:p>
          </table:table-cell>
          <table:table-cell office:value-type="float" office:value="87585" calcext:value-type="float">
            <text:p>8758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2225" calcext:value-type="float">
            <text:p>122225</text:p>
          </table:table-cell>
          <table:table-cell office:value-type="float" office:value="699" calcext:value-type="float">
            <text:p>699</text:p>
          </table:table-cell>
          <table:table-cell office:value-type="float" office:value="119729" calcext:value-type="float">
            <text:p>11972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142" calcext:value-type="float">
            <text:p>160142</text:p>
          </table:table-cell>
          <table:table-cell office:value-type="float" office:value="799" calcext:value-type="float">
            <text:p>799</text:p>
          </table:table-cell>
          <table:table-cell office:value-type="float" office:value="156875" calcext:value-type="float">
            <text:p>15687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17" calcext:value-type="float">
            <text:p>200017</text:p>
          </table:table-cell>
          <table:table-cell office:value-type="float" office:value="899" calcext:value-type="float">
            <text:p>899</text:p>
          </table:table-cell>
          <table:table-cell office:value-type="float" office:value="191391" calcext:value-type="float">
            <text:p>1913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8800" calcext:value-type="float">
            <text:p>248800</text:p>
          </table:table-cell>
          <table:table-cell office:value-type="float" office:value="999" calcext:value-type="float">
            <text:p>999</text:p>
          </table:table-cell>
          <table:table-cell office:value-type="float" office:value="241084" calcext:value-type="float">
            <text:p>241084</text:p>
          </table:table-cell>
          <table:table-cell/>
        </table:table-row>
        <table:table-row table:style-name="ro1">
          <table:table-cell office:value-type="string" calcext:value-type="string">
            <text:p>Melhor caso para movimenta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. Vetor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Seleção</text:p>
          </table:table-cell>
          <table:table-cell office:value-type="string" calcext:value-type="string">
            <text:p>Inserção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 seguindo para o melhor dos cas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de testei todo o vetor com numeros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uais, dois algoritmos obtiveram resulta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s iguais, sendo bolha e inserçã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lizando nenhuma movimentaçã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ando se tem todo o vetor com o mesm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ero.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ou um pouco de duas folhas devid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s graficos, e ficou ausente o de cas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o, pois eu não sabia como faz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 mesm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16:42:15.649000000</meta:creation-date>
    <dc:date>2021-05-24T18:14:00.171000000</dc:date>
    <meta:editing-duration>PT14M35S</meta:editing-duration>
    <meta:editing-cycles>4</meta:editing-cycles>
    <meta:generator>LibreOffice/7.0.2.2$Windows_X86_64 LibreOffice_project/8349ace3c3162073abd90d81fd06dcfb6b36b994</meta:generator>
    <meta:document-statistic meta:table-count="1" meta:cell-count="222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58cm" svg:height="7.464cm" xlink:href=".." xlink:type="simple" chart:class="chart:line" chart:style-name="ch1">
        <chart:title svg:x="3.624cm" svg:y="0.285cm" chart:style-name="ch2">
          <text:p>Melhor caso para comparações</text:p>
        </chart:title>
        <chart:legend chart:legend-position="end" svg:x="10.991cm" svg:y="2.935cm" style:legend-expansion="high" chart:style-name="ch3"/>
        <chart:plot-area chart:style-name="ch4" table:cell-range-address="Planilha1.A2:Planilha1.D13" chart:data-source-has-labels="both" svg:x="1.284cm" svg:y="1.213cm" svg:width="9.434cm" svg:height="5.121cm">
          <chart:coordinate-region svg:x="2.646cm" svg:y="1.412cm" svg:width="7.7cm" svg:height="4.275cm"/>
          <chart:axis chart:dimension="x" chart:name="primary-x" chart:style-name="ch5" chartooo:axis-type="auto">
            <chartooo:date-scale/>
            <chart:title svg:x="4.634cm" svg:y="6.483cm" chart:style-name="ch6">
              <text:p>Tamanho do vetor</text:p>
            </chart:title>
            <chart:categories table:cell-range-address="Planilha1.A3:Planilha1.A13"/>
          </chart:axis>
          <chart:axis chart:dimension="y" chart:name="primary-y" chart:style-name="ch5">
            <chart:title svg:x="0.451cm" svg:y="5.96cm" chart:style-name="ch7">
              <text:p>Quantidade de Comparações</text:p>
            </chart:title>
            <chart:grid chart:style-name="ch8" chart:class="major"/>
          </chart:axis>
          <chart:series chart:style-name="ch9" chart:values-cell-range-address="Planilha1.B3:Planilha1.B13" chart:label-cell-address="Planilha1.B2:Planilha1.B2" chart:class="chart:line">
            <chart:data-point chart:repeated="11"/>
          </chart:series>
          <chart:series chart:style-name="ch10" chart:values-cell-range-address="Planilha1.C3:Planilha1.C13" chart:label-cell-address="Planilha1.C2:Planilha1.C2" chart:class="chart:line">
            <chart:data-point chart:repeated="11"/>
          </chart:series>
          <chart:series chart:style-name="ch11" chart:values-cell-range-address="Planilha1.D3:Planilha1.D13" chart:label-cell-address="Planilha1.D2:Planilha1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2:Planilha1.B2</svg:desc>
                </draw:g>
              </table:table-cell>
              <table:table-cell office:value-type="string">
                <text:p>Seleção</text:p>
                <draw:g>
                  <svg:desc>Planilha1.C2:Planilha1.C2</svg:desc>
                </draw:g>
              </table:table-cell>
              <table:table-cell office:value-type="string">
                <text:p>Inserção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3:Planilha1.A13</svg:desc>
                </draw:g>
              </table:table-cell>
              <table:table-cell office:value-type="float" office:value="0">
                <text:p>0</text:p>
                <draw:g>
                  <svg:desc>Planilha1.B3:Planilha1.B13</svg:desc>
                </draw:g>
              </table:table-cell>
              <table:table-cell office:value-type="float" office:value="0">
                <text:p>0</text:p>
                <draw:g>
                  <svg:desc>Planilha1.C3:Planilha1.C13</svg:desc>
                </draw:g>
              </table:table-cell>
              <table:table-cell office:value-type="float" office:value="0">
                <text:p>0</text:p>
                <draw:g>
                  <svg:desc>Planilha1.D3:Planilha1.D1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cm" svg:height="7.599cm" xlink:href=".." xlink:type="simple" chart:class="chart:line" chart:style-name="ch1">
        <chart:title svg:x="3.822cm" svg:y="0.287cm" chart:style-name="ch2">
          <text:p>Pior caso para comparações</text:p>
        </chart:title>
        <chart:legend chart:legend-position="end" svg:x="10.727cm" svg:y="3.002cm" style:legend-expansion="high" chart:style-name="ch3"/>
        <chart:plot-area chart:style-name="ch4" table:cell-range-address="Planilha1.A14:Planilha1.D26" chart:data-source-has-labels="both" svg:x="1.281cm" svg:y="1.217cm" svg:width="9.176cm" svg:height="5.25cm">
          <chart:coordinate-region svg:x="2.643cm" svg:y="1.416cm" svg:width="7.442cm" svg:height="4.404cm"/>
          <chart:axis chart:dimension="x" chart:name="primary-x" chart:style-name="ch5" chartooo:axis-type="auto">
            <chartooo:date-scale/>
            <chart:title svg:x="4.476cm" svg:y="6.618cm" chart:style-name="ch6">
              <text:p>Tamanho do Vetor</text:p>
            </chart:title>
            <chart:categories table:cell-range-address="Planilha1.A16:Planilha1.A26"/>
          </chart:axis>
          <chart:axis chart:dimension="y" chart:name="primary-y" chart:style-name="ch5">
            <chart:title svg:x="0.451cm" svg:y="5.989cm" chart:style-name="ch7">
              <text:p>Quantidade de comparações</text:p>
            </chart:title>
            <chart:grid chart:style-name="ch8" chart:class="major"/>
          </chart:axis>
          <chart:series chart:style-name="ch9" chart:values-cell-range-address="Planilha1.B16:Planilha1.B26" chart:label-cell-address="Planilha1.B14:Planilha1.B15" chart:class="chart:line">
            <chart:data-point chart:repeated="11"/>
          </chart:series>
          <chart:series chart:style-name="ch10" chart:values-cell-range-address="Planilha1.C16:Planilha1.C26" chart:label-cell-address="Planilha1.C14:Planilha1.C15" chart:class="chart:line">
            <chart:data-point chart:repeated="11"/>
          </chart:series>
          <chart:series chart:style-name="ch11" chart:values-cell-range-address="Planilha1.D16:Planilha1.D26" chart:label-cell-address="Planilha1.D14:Planilha1.D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text:list>
                  <text:list-item>
                    <text:p/>
                  </text:list-item>
                  <text:list-item>
                    <text:p>Bolha</text:p>
                  </text:list-item>
                </text:list>
                <draw:g>
                  <svg:desc>Planilha1.B14:Planilha1.B15</svg:desc>
                </draw:g>
              </table:table-cell>
              <table:table-cell office:value-type="string">
                <text:p>Seleção</text:p>
                <text:list>
                  <text:list-item>
                    <text:p/>
                  </text:list-item>
                  <text:list-item>
                    <text:p>Seleção</text:p>
                  </text:list-item>
                </text:list>
                <draw:g>
                  <svg:desc>Planilha1.C14:Planilha1.C15</svg:desc>
                </draw:g>
              </table:table-cell>
              <table:table-cell office:value-type="string">
                <text:p>Inserção</text:p>
                <text:list>
                  <text:list-item>
                    <text:p/>
                  </text:list-item>
                  <text:list-item>
                    <text:p>Inserção</text:p>
                  </text:list-item>
                </text:list>
                <draw:g>
                  <svg:desc>Planilha1.D14:Planilha1.D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16:Planilha1.A26</svg:desc>
                </draw:g>
              </table:table-cell>
              <table:table-cell office:value-type="float" office:value="0">
                <text:p>0</text:p>
                <draw:g>
                  <svg:desc>Planilha1.B16:Planilha1.B26</svg:desc>
                </draw:g>
              </table:table-cell>
              <table:table-cell office:value-type="float" office:value="0">
                <text:p>0</text:p>
                <draw:g>
                  <svg:desc>Planilha1.C16:Planilha1.C26</svg:desc>
                </draw:g>
              </table:table-cell>
              <table:table-cell office:value-type="float" office:value="0">
                <text:p>0</text:p>
                <draw:g>
                  <svg:desc>Planilha1.D16:Planilha1.D2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4cm" svg:height="7.678cm" xlink:href=".." xlink:type="simple" chart:class="chart:line" chart:style-name="ch1">
        <chart:title svg:x="3.668cm" svg:y="0.289cm" chart:style-name="ch2">
          <text:p>Pior caso para movimentações</text:p>
        </chart:title>
        <chart:legend chart:legend-position="end" svg:x="10.867cm" svg:y="3.042cm" style:legend-expansion="high" chart:style-name="ch3"/>
        <chart:plot-area chart:style-name="ch4" table:cell-range-address="Planilha1.A27:Planilha1.D39" chart:data-source-has-labels="both" svg:x="1.283cm" svg:y="1.221cm" svg:width="9.312cm" svg:height="5.323cm">
          <chart:coordinate-region svg:x="2.645cm" svg:y="1.42cm" svg:width="7.578cm" svg:height="4.477cm"/>
          <chart:axis chart:dimension="x" chart:name="primary-x" chart:style-name="ch5" chartooo:axis-type="auto">
            <chartooo:date-scale/>
            <chart:title svg:x="4.546cm" svg:y="6.697cm" chart:style-name="ch6">
              <text:p>Tamanho do Vetor</text:p>
            </chart:title>
            <chart:categories table:cell-range-address="Planilha1.A29:Planilha1.A39"/>
          </chart:axis>
          <chart:axis chart:dimension="y" chart:name="primary-y" chart:style-name="ch5">
            <chart:title svg:x="0.451cm" svg:y="6.188cm" chart:style-name="ch7">
              <text:p>Quantidade de Movimentações</text:p>
            </chart:title>
            <chart:grid chart:style-name="ch8" chart:class="major"/>
          </chart:axis>
          <chart:series chart:style-name="ch9" chart:values-cell-range-address="Planilha1.B29:Planilha1.B39" chart:label-cell-address="Planilha1.B27:Planilha1.B28" chart:class="chart:line">
            <chart:data-point chart:repeated="11"/>
          </chart:series>
          <chart:series chart:style-name="ch10" chart:values-cell-range-address="Planilha1.C29:Planilha1.C39" chart:label-cell-address="Planilha1.C27:Planilha1.C28" chart:class="chart:line">
            <chart:data-point chart:repeated="11"/>
          </chart:series>
          <chart:series chart:style-name="ch11" chart:values-cell-range-address="Planilha1.D29:Planilha1.D39" chart:label-cell-address="Planilha1.D27:Planilha1.D2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text:list>
                  <text:list-item>
                    <text:p/>
                  </text:list-item>
                  <text:list-item>
                    <text:p>Bolha</text:p>
                  </text:list-item>
                </text:list>
                <draw:g>
                  <svg:desc>Planilha1.B27:Planilha1.B28</svg:desc>
                </draw:g>
              </table:table-cell>
              <table:table-cell office:value-type="string">
                <text:p>Seleção</text:p>
                <text:list>
                  <text:list-item>
                    <text:p/>
                  </text:list-item>
                  <text:list-item>
                    <text:p>Seleção</text:p>
                  </text:list-item>
                </text:list>
                <draw:g>
                  <svg:desc>Planilha1.C27:Planilha1.C28</svg:desc>
                </draw:g>
              </table:table-cell>
              <table:table-cell office:value-type="string">
                <text:p>Inserção</text:p>
                <text:list>
                  <text:list-item>
                    <text:p/>
                  </text:list-item>
                  <text:list-item>
                    <text:p>Inserção</text:p>
                  </text:list-item>
                </text:list>
                <draw:g>
                  <svg:desc>Planilha1.D27:Planilha1.D2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29:Planilha1.A39</svg:desc>
                </draw:g>
              </table:table-cell>
              <table:table-cell office:value-type="float" office:value="0">
                <text:p>0</text:p>
                <draw:g>
                  <svg:desc>Planilha1.B29:Planilha1.B39</svg:desc>
                </draw:g>
              </table:table-cell>
              <table:table-cell office:value-type="float" office:value="0">
                <text:p>0</text:p>
                <draw:g>
                  <svg:desc>Planilha1.C29:Planilha1.C39</svg:desc>
                </draw:g>
              </table:table-cell>
              <table:table-cell office:value-type="float" office:value="0">
                <text:p>0</text:p>
                <draw:g>
                  <svg:desc>Planilha1.D29:Planilha1.D3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96">
                <text:p>2496</text:p>
              </table:table-cell>
              <table:table-cell office:value-type="float" office:value="99">
                <text:p>9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227">
                <text:p>9227</text:p>
              </table:table-cell>
              <table:table-cell office:value-type="float" office:value="199">
                <text:p>199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82">
                <text:p>23482</text:p>
              </table:table-cell>
              <table:table-cell office:value-type="float" office:value="299">
                <text:p>299</text:p>
              </table:table-cell>
              <table:table-cell office:value-type="float" office:value="23215">
                <text:p>232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180">
                <text:p>40180</text:p>
              </table:table-cell>
              <table:table-cell office:value-type="float" office:value="399">
                <text:p>399</text:p>
              </table:table-cell>
              <table:table-cell office:value-type="float" office:value="42321">
                <text:p>423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4993">
                <text:p>64993</text:p>
              </table:table-cell>
              <table:table-cell office:value-type="float" office:value="499">
                <text:p>499</text:p>
              </table:table-cell>
              <table:table-cell office:value-type="float" office:value="62936">
                <text:p>629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203">
                <text:p>90203</text:p>
              </table:table-cell>
              <table:table-cell office:value-type="float" office:value="599">
                <text:p>599</text:p>
              </table:table-cell>
              <table:table-cell office:value-type="float" office:value="87585">
                <text:p>875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225">
                <text:p>122225</text:p>
              </table:table-cell>
              <table:table-cell office:value-type="float" office:value="699">
                <text:p>699</text:p>
              </table:table-cell>
              <table:table-cell office:value-type="float" office:value="119729">
                <text:p>1197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142">
                <text:p>160142</text:p>
              </table:table-cell>
              <table:table-cell office:value-type="float" office:value="799">
                <text:p>799</text:p>
              </table:table-cell>
              <table:table-cell office:value-type="float" office:value="156875">
                <text:p>1568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0017">
                <text:p>200017</text:p>
              </table:table-cell>
              <table:table-cell office:value-type="float" office:value="899">
                <text:p>899</text:p>
              </table:table-cell>
              <table:table-cell office:value-type="float" office:value="191391">
                <text:p>191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8800">
                <text:p>248800</text:p>
              </table:table-cell>
              <table:table-cell office:value-type="float" office:value="999">
                <text:p>999</text:p>
              </table:table-cell>
              <table:table-cell office:value-type="float" office:value="241084">
                <text:p>241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27cm" svg:height="7.332cm" xlink:href=".." xlink:type="simple" chart:class="chart:line" chart:style-name="ch1">
        <chart:title svg:x="3.233cm" svg:y="0.282cm" chart:style-name="ch2">
          <text:p>Melhor caso para movimentações</text:p>
        </chart:title>
        <chart:legend chart:legend-position="end" svg:x="10.554cm" svg:y="2.869cm" style:legend-expansion="high" chart:style-name="ch3"/>
        <chart:plot-area chart:style-name="ch4" table:cell-range-address="Planilha1.A40:Planilha1.D52" chart:data-source-has-labels="both" svg:x="1.277cm" svg:y="1.207cm" svg:width="9.011cm" svg:height="4.998cm">
          <chart:coordinate-region svg:x="2.084cm" svg:y="1.407cm" svg:width="7.647cm" svg:height="4.151cm"/>
          <chart:axis chart:dimension="x" chart:name="primary-x" chart:style-name="ch5" chartooo:axis-type="auto">
            <chartooo:date-scale/>
            <chart:title svg:x="4.389cm" svg:y="6.351cm" chart:style-name="ch6">
              <text:p>Tamanho do Vetor</text:p>
            </chart:title>
            <chart:categories table:cell-range-address="Planilha1.A42:Planilha1.A52"/>
          </chart:axis>
          <chart:axis chart:dimension="y" chart:name="primary-y" chart:style-name="ch5">
            <chart:title svg:x="0.451cm" svg:y="6.012cm" chart:style-name="ch7">
              <text:p>Quantidade de Movimentações</text:p>
            </chart:title>
            <chart:grid chart:style-name="ch8" chart:class="major"/>
          </chart:axis>
          <chart:series chart:style-name="ch9" chart:values-cell-range-address="Planilha1.B42:Planilha1.B52" chart:label-cell-address="Planilha1.B40:Planilha1.B41" chart:class="chart:line">
            <chart:data-point chart:repeated="11"/>
          </chart:series>
          <chart:series chart:style-name="ch10" chart:values-cell-range-address="Planilha1.C42:Planilha1.C52" chart:label-cell-address="Planilha1.C40:Planilha1.C41" chart:class="chart:line">
            <chart:data-point chart:repeated="11"/>
          </chart:series>
          <chart:series chart:style-name="ch11" chart:values-cell-range-address="Planilha1.D42:Planilha1.D52" chart:label-cell-address="Planilha1.D40:Planilha1.D4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text:list>
                  <text:list-item>
                    <text:p/>
                  </text:list-item>
                  <text:list-item>
                    <text:p>Bolha</text:p>
                  </text:list-item>
                </text:list>
                <draw:g>
                  <svg:desc>Planilha1.B40:Planilha1.B41</svg:desc>
                </draw:g>
              </table:table-cell>
              <table:table-cell office:value-type="string">
                <text:p>Seleção</text:p>
                <text:list>
                  <text:list-item>
                    <text:p/>
                  </text:list-item>
                  <text:list-item>
                    <text:p>Seleção</text:p>
                  </text:list-item>
                </text:list>
                <draw:g>
                  <svg:desc>Planilha1.C40:Planilha1.C41</svg:desc>
                </draw:g>
              </table:table-cell>
              <table:table-cell office:value-type="string">
                <text:p>Inserção</text:p>
                <text:list>
                  <text:list-item>
                    <text:p/>
                  </text:list-item>
                  <text:list-item>
                    <text:p>Inserção</text:p>
                  </text:list-item>
                </text:list>
                <draw:g>
                  <svg:desc>Planilha1.D40:Planilha1.D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42:Planilha1.A52</svg:desc>
                </draw:g>
              </table:table-cell>
              <table:table-cell office:value-type="float" office:value="0">
                <text:p>0</text:p>
                <draw:g>
                  <svg:desc>Planilha1.B42:Planilha1.B52</svg:desc>
                </draw:g>
              </table:table-cell>
              <table:table-cell office:value-type="float" office:value="0">
                <text:p>0</text:p>
                <draw:g>
                  <svg:desc>Planilha1.C42:Planilha1.C52</svg:desc>
                </draw:g>
              </table:table-cell>
              <table:table-cell office:value-type="float" office:value="0">
                <text:p>0</text:p>
                <draw:g>
                  <svg:desc>Planilha1.D42:Planilha1.D5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